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4f52" officeooo:paragraph-rsid="000c4f52"/>
    </style:style>
    <style:style style:name="P2" style:family="paragraph" style:parent-style-name="Standard">
      <style:text-properties officeooo:rsid="00107dbd" officeooo:paragraph-rsid="00107dbd"/>
    </style:style>
    <style:style style:name="P3" style:family="paragraph" style:parent-style-name="Standard">
      <style:text-properties officeooo:paragraph-rsid="00107dbd"/>
    </style:style>
    <style:style style:name="P4" style:family="paragraph" style:parent-style-name="Standard">
      <style:text-properties officeooo:rsid="000c4f52" officeooo:paragraph-rsid="000c4f52"/>
    </style:style>
    <style:style style:name="P5" style:family="paragraph" style:parent-style-name="Standard">
      <style:text-properties officeooo:rsid="000c4f52" officeooo:paragraph-rsid="00142928"/>
    </style:style>
    <style:style style:name="P6" style:family="paragraph" style:parent-style-name="Standard">
      <style:text-properties officeooo:paragraph-rsid="000c4f52"/>
    </style:style>
    <style:style style:name="P7" style:family="paragraph" style:parent-style-name="Standard">
      <style:text-properties officeooo:paragraph-rsid="001381d9"/>
    </style:style>
    <style:style style:name="T1" style:family="text">
      <style:text-properties officeooo:rsid="000c4f52"/>
    </style:style>
    <style:style style:name="T2" style:family="text">
      <style:text-properties officeooo:rsid="00107dbd"/>
    </style:style>
    <style:style style:name="T3" style:family="text">
      <style:text-properties officeooo:rsid="0014292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cript 2</text:p>
      <text:p text:style-name="Standard"/>
      <text:p text:style-name="P6"><text:span text:style-name="T1">Hello and welcome, thank you for taking the time to consider our pitch.</text:span></text:p>
      <text:p text:style-name="P1">We come to you today with an application idea that we believe can be profitable for all interested parties.</text:p>
      <text:p text:style-name="P1"/>
      <text:p text:style-name="P7"><text:span text:style-name="T1">Our application ‘iPlantified” is designed to eliminate the process of losing household plants due to neglect or improper knowledge of plant requirements. This is a common issue among inner city citizens as there is often little to no nature close by. Our app will notify the user when they are required to water and fertilise their plants. This will be achieved by having a personal database of user selected plants. This database will utilise complex algorithms combined with an in depth knowledge of the individual plants requirements. <text:s/>This will allow the app to create a watering and fertilising schedule that is not only easy to start, but completely customisable down to the hour the user would want their plants watered. </text:span></text:p>
      <text:p text:style-name="P7"/>
      <text:p text:style-name="P7"><text:span text:style-name="T1">Imagine a scenario for me, It’s Friday night, you have had a really stressful week and you get home, sit on the couch, order some Uber-eats mmmmm maybe burgers, crack open a nice pinot and then settle into a deep streaming binge. The week is done you have nothing to worry about and you can relax.</text:span></text:p>
      <text:p text:style-name="P7"><text:span text:style-name="T1"><text:s/>Monday night comes around and you look over at your Maiden Hair fern….oh no you forgot to water it, it’s dry and dying probably too far gone already. You throw out the plant and go a buy another one from your local nursery. This scenario has probably happened to everyone of us. But with iPlantified you can take that money, put it back in your pocket and not worry ever again about forgetting your beloved plants.</text:span></text:p>
      <text:p text:style-name="P7"/>
      <text:p text:style-name="P7"><text:span text:style-name="T1">Now rewind to that Friday night. You have been using iplantified for a while now and have set your watering notification to coincide with your arrival home on Fridays. Because you have had such a hard week you decide to go out for dinner, on your way to the restaurant you phone dings “Time to water your Maiden Hair” you hit the snooze until tomorrow button. As the user has already input the general conditions into the app such as average temperature, their location and they have configured when they want their notifications to arrive, our apps algorithms do the calculations and let the user know exactly when and how much to water their plant with the option to push the watering a bit further if they can’t get home. When you wake up in the morning a little worse for wear and a bit sore for some reason that you can’t quite remember. You pick up your phone and it dings and says “good morning, it’s time to water your house plants, Your maiden hair is 1 day over due.” You water your plants feeling better already as you have nourished the plant life in your house and have made a start to your hazy Saturday</text:span></text:p>
      <text:p text:style-name="P7"><text:span text:style-name="T1"><text:line-break/>We have engaged with botanists and industry professionals in how to best manage the most common house plants and with your investment we can continue to update our database providing a greater experience with more customer engagement, as some plants are exceptionally expensive we make sure that every addition to our data base is as accurate as possible.</text:span></text:p>
      <text:p text:style-name="P7"/>
      <text:p text:style-name="P5">We plan to incorporate location based recommendations into our care schedules as depending on the climate your plant will require different levels of watering, sunlight, heat and fertilisation. So say if you are living in a brick house in Hobart in the winter, your app might slow down the rates at which you water your plants <text:span text:style-name="T3">and suggest you move your plants into the sunniest part of your house.</text:span></text:p>
      <text:p text:style-name="P5"><text:span text:style-name="T3">Now</text:span> someone living in the Northern Territory in winter <text:span text:style-name="T3">will have a completely different care schedule as the conditions are wildly diverse</text:span>. This is something that will be especially <text:span text:style-name="T3">us</text:span>eful to ‘fragile’ plants that have much more strict care requirements.</text:p>
      <text:p text:style-name="P2"><text:soft-page-break/>As you can see here, we have included preliminary designs of what the app could look like and with time and money we will fine tune and perfect our UI to be more intuitive and user friendly*slides of mockups going through here* </text:p>
      <text:p text:style-name="P3"/>
      <text:p text:style-name="Standard">When the plant and flower industry rakes in revenue of $15bn <text:span text:style-name="T3">in the united states</text:span>(<text:a xlink:type="simple" xlink:href="https://www.ibisworld.com/united-states/market-research-reports/plant-flower-growing-industry/" text:style-name="Internet_20_link" text:visited-style-name="Visited_20_Internet_20_Link">https://www.ibisworld.com/united-states/market-research-reports/plant-flower-growing-industry/</text:a><text:span text:style-name="T2">) </text:span>and the Australian nursery industry brings in $726M (<text:a xlink:type="simple" xlink:href="https://www.ibisworld.com.au/industry-trends/market-research-reports/agriculture-forestry-fishing/agriculture/nursery-production.html" text:style-name="Internet_20_link" text:visited-style-name="Visited_20_Internet_20_Link">https://www.ibisworld.com.au/industry-trends/market-research-reports/agriculture-forestry-fishing/agriculture/nursery-production.html</text:a>) we have speculated that this app will have huge reach not only in the consumer/home use but can be scaled to business size with ease. <text:span text:style-name="T2">With your investment of $100000 today you will gain returns by the fistful as we have not found an application similar to what we are planning on doing.</text:span></text:p>
      <text:p text:style-name="Standard"/>
      <text:p text:style-name="P2">Thank you for considering our app and we hope to take your money soon.</text:p>
      <text:p text:style-name="P2"/>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16T10:58:10.298000000</meta:creation-date>
    <dc:date>2019-11-16T18:02:18.009000000</dc:date>
    <meta:editing-duration>PT15M27S</meta:editing-duration>
    <meta:editing-cycles>3</meta:editing-cycles>
    <meta:generator>LibreOffice/6.3.3.2$Windows_X86_64 LibreOffice_project/a64200df03143b798afd1ec74a12ab50359878ed</meta:generator>
    <meta:document-statistic meta:table-count="0" meta:image-count="0" meta:object-count="0" meta:page-count="2" meta:paragraph-count="13" meta:word-count="793" meta:character-count="4700" meta:non-whitespace-character-count="3915"/>
  </office:meta>
</office:document-meta>
</file>